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bea5b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Header">
      <style:paragraph-properties fo:text-align="end" style:justify-single-word="false"/>
      <style:text-properties fo:font-size="10pt" officeooo:rsid="001e2fe6" officeooo:paragraph-rsid="001bea5b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1bea5b"/>
    </style:style>
    <style:style style:name="T9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6">ΑΙΤΗΣΗ</text:span><text:tab/><text:tab/><text:tab/><text:tab/><text:tab/><text:tab/><text:tab/><text:tab/></text:p>
      <text:p text:style-name="P1"/>
      <text:p text:style-name="P2">Επώνυμο: <text:span text:style-name="T1">[LAST_NAME]</text:span></text:p>
      <text:p text:style-name="P2">Όνομα: <text:span text:style-name="T1">[FIRST_NAME]</text:span></text:p>
      <text:p text:style-name="P2">Πατρώνυμο: <text:span text:style-name="T1">[FATHER_NAME]</text:span></text:p>
      <text:p text:style-name="P2">Κλάδος: <text:span text:style-name="T1">[SPECIALTY]</text:span></text:p>
      <text:p text:style-name="P1">Βαθμός……………………………………</text:p>
      <text:p text:style-name="P2">Οργανική Θέση: <text:span text:style-name="T1">[PRIMARY_SCHOOL]</text:span></text:p>
      <text:p text:style-name="P2">Θέση που υπηρετώ: <text:span text:style-name="T1">[SERVING_SCHOOL]</text:span></text:p>
      <text:p text:style-name="P2">Δ/νση κατοικίας: <text:span text:style-name="T1">[HOME_ADDRESS]</text:span></text:p>
      <text:p text:style-name="P2">Τηλέφωνο: <text:span text:style-name="T1">[MOBILE_PHONE]</text:span></text:p>
      <text:p text:style-name="P1"/>
      <text:p text:style-name="P1"/>
      <text:p text:style-name="P3"><text:span text:style-name="T1">ΘΕΜΑ</text:span>: <text:span text:style-name="T5">Χορήγηση άδειας εξετάσεων</text:span> <text:span text:style-name="T7">(μιας (1) <text:s/>ημέρας για κάθε μάθημα μέχρι τις 10 ημέρες ανά ημερολογιακό έτος )</text:span></text:p>
      <text:p text:style-name="P1"/>
      <text:p text:style-name="P1"/>
      <text:p text:style-name="P1">1. Χορηγηθείσα άδεια εξετάσεων τρέχοντος ημερολογιακού έτους:</text:p>
      <text:p text:style-name="P1">…………………………………………………………………ημέρ……..</text:p>
      <text:p text:style-name="P1"/>
      <text:p text:style-name="P5">ΠΡΟΣ</text:p>
      <text:p text:style-name="P1"/>
      <text:p text:style-name="P1"/>
      <text:p text:style-name="P1">Τ<text:span text:style-name="T8">ον</text:span> κ. Δ/ντή του <text:span text:style-name="T8">1ου ΕΠΑΛ Μοιρών.</text:span></text:p>
      <text:p text:style-name="P1"/>
      <text:p text:style-name="P2">Παρακαλώ να μου χορηγήσετε άδεια εξετάσεων βάσει της παρ.1 άρθρ.5 του Ν.4210/2013.(Α’ 254) <text:span text:style-name="T9">για </text:span><text:span text:style-name="T2">[DURATION]</text:span> <text:s/>από <text:span text:style-name="T3">[START_DATE]</text:span> μέχρι <text:span text:style-name="T4">[END_DATE]</text:span> διότι ……………………………....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"/>
      <text:p text:style-name="P1">Μαζί υποβάλλω και:</text:p>
      <text:p text:style-name="P1"/>
      <text:p text:style-name="P1">α) βεβαίωση της σχολής ότι έλαβα μέρος σε εξετάσεις.</text:p>
      <text:p text:style-name="P1"/>
      <text:p text:style-name="P1">β) βεβαίωση εγγραφής μου στην ανωτέρω σχολή………………………………………………………………………………………………………………………………………………………..</text:p>
      <text:p text:style-name="P1">γ)……………………………………………………………………………………………………………………………………………………………........</text:p>
      <text:p text:style-name="P1"/>
      <text:p text:style-name="P1"/>
      <text:p text:style-name="P1">Ημερομηνία:…………………………………………..</text:p>
      <text:p text:style-name="P1"/>
      <text:p text:style-name="P1">………… Αιτ……………………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bea5b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3:36:00</meta:creation-date>
    <dc:creator>Ιωάννης Χαριτάκης</dc:creator>
    <dc:date>2017-10-01T11:48:22.143449787</dc:date>
    <meta:print-date>2016-10-19T08:58:00</meta:print-date>
    <meta:editing-cycles>4</meta:editing-cycles>
    <meta:editing-duration>PT12M40S</meta:editing-duration>
    <meta:generator>LibreOffice/5.3.6.1$Linux_X86_64 LibreOffice_project/30m0$Build-1</meta:generator>
    <meta:document-statistic meta:table-count="0" meta:image-count="0" meta:object-count="0" meta:page-count="1" meta:paragraph-count="25" meta:word-count="114" meta:character-count="1099" meta:non-whitespace-character-count="999"/>
  </office:meta>
</office:document-meta>
</file>